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6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7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Payment" table:style-name="Payment">
        <table:table-column table:style-name="Payment.A"/>
        <table:table-column table:style-name="Payment.B"/>
        <table:table-row>
          <table:table-cell table:style-name="Payment.A1" office:value-type="string">
            <text:p text:style-name="P5">[EMP]</text:p>
          </table:table-cell>
          <table:table-cell table:style-name="Payment.B1" office:value-type="string">
            <text:p text:style-name="P4"/>
          </table:table-cell>
        </table:table-row>
      </table:table>
      <text:p text:style-name="P2"/>
      <text:section text:style-name="Sect1" text:name="Payment">
        <text:p text:style-name="P7">-------------</text:p>
        <text:p text:style-name="P7">[EMP]</text:p>
        <text:p text:style-name="P7"/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3:46:01.331000000</dc:date>
    <meta:editing-duration>PT1M23S</meta:editing-duration>
    <meta:editing-cycles>25</meta:editing-cycles>
    <meta:generator>LibreOffice/4.2.1.1$Windows_x86 LibreOffice_project/d7dbbd7842e6a58b0f521599204e827654e1fb8b</meta:generator>
    <meta:document-statistic meta:table-count="1" meta:image-count="0" meta:object-count="0" meta:page-count="1" meta:paragraph-count="3" meta:word-count="3" meta:character-count="23" meta:non-whitespace-character-count="23"/>
  </office:meta>
</office:document-meta>
</file>